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768d" officeooo:paragraph-rsid="00187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 hier ist ein Beispiel für Secruity Engineer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2T18:39:06.406542000</meta:creation-date>
    <dc:date>2025-05-12T18:40:02.241161000</dc:date>
    <meta:editing-duration>PT57S</meta:editing-duration>
    <meta:editing-cycles>1</meta:editing-cycles>
    <meta:document-statistic meta:table-count="0" meta:image-count="0" meta:object-count="0" meta:page-count="1" meta:paragraph-count="1" meta:word-count="8" meta:character-count="51" meta:non-whitespace-character-count="44"/>
    <meta:generator>LibreOffice/25.2.3.2$MacOSX_AARCH64 LibreOffice_project/bbb074479178df812d175f709636b368952c2ce3</meta:generator>
  </office:meta>
</office:document-meta>
</file>